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1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PEDRAZA RIVERA NORIA FIOREL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1983134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10719831341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A MERCED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/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PEDRAZA RIVERA NORIA FIOREL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1983134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7654666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4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494315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6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520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8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7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1/09/2021</text:p>
          </table:table-cell>
          <table:table-cell table:style-name="Tabla2.A3" office:value-type="string">
            <text:p text:style-name="P22">5176640</text:p>
          </table:table-cell>
          <table:table-cell table:style-name="Tabla2.D3" office:value-type="string">
            <text:p text:style-name="P23">7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71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1T23:31:46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